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text-align="center" style:justify-single-word="false"/>
      <style:text-properties officeooo:paragraph-rsid="000a30e4"/>
    </style:style>
    <style:style style:name="P3" style:family="paragraph" style:parent-style-name="Text_20_body">
      <style:text-properties officeooo:paragraph-rsid="000bda7d"/>
    </style:style>
    <style:style style:name="P4" style:family="paragraph" style:parent-style-name="Text_20_body">
      <style:paragraph-properties fo:text-align="center" style:justify-single-word="false"/>
      <style:text-properties officeooo:rsid="000a30e4" officeooo:paragraph-rsid="000a30e4"/>
    </style:style>
    <style:style style:name="P5" style:family="paragraph" style:parent-style-name="Text_20_body">
      <style:text-properties officeooo:paragraph-rsid="000ef3fd"/>
    </style:style>
    <style:style style:name="P6" style:family="paragraph" style:parent-style-name="Text_20_body">
      <style:text-properties officeooo:paragraph-rsid="0010d7a8"/>
    </style:style>
    <style:style style:name="P7" style:family="paragraph" style:parent-style-name="Text_20_body">
      <style:paragraph-properties fo:text-align="center" style:justify-single-word="false"/>
      <style:text-properties officeooo:rsid="000e65dd" officeooo:paragraph-rsid="000e65dd"/>
    </style:style>
    <style:style style:name="P8" style:family="paragraph" style:parent-style-name="Text_20_body">
      <style:text-properties officeooo:rsid="0013d74d" officeooo:paragraph-rsid="001ddd7a"/>
    </style:style>
    <style:style style:name="P9" style:family="paragraph" style:parent-style-name="Text_20_body">
      <style:text-properties officeooo:rsid="000ef3fd" officeooo:paragraph-rsid="000ef3fd"/>
    </style:style>
    <style:style style:name="P10" style:family="paragraph" style:parent-style-name="Text_20_body">
      <style:text-properties officeooo:paragraph-rsid="000e65dd"/>
    </style:style>
    <style:style style:name="P11" style:family="paragraph" style:parent-style-name="Text_20_body">
      <style:text-properties officeooo:paragraph-rsid="00175308"/>
    </style:style>
    <style:style style:name="P12" style:family="paragraph" style:parent-style-name="Text_20_body">
      <style:text-properties officeooo:paragraph-rsid="001a3341"/>
    </style:style>
    <style:style style:name="P13" style:family="paragraph" style:parent-style-name="Text_20_body">
      <style:text-properties officeooo:paragraph-rsid="001bf3fc"/>
    </style:style>
    <style:style style:name="P14" style:family="paragraph" style:parent-style-name="Text_20_body">
      <style:text-properties officeooo:paragraph-rsid="001f04e0"/>
    </style:style>
    <style:style style:name="P15" style:family="paragraph" style:parent-style-name="Text_20_body">
      <style:text-properties officeooo:rsid="00140957" officeooo:paragraph-rsid="00140957"/>
    </style:style>
    <style:style style:name="P16" style:family="paragraph" style:parent-style-name="Text_20_body">
      <style:text-properties officeooo:rsid="00140957" officeooo:paragraph-rsid="001ddd7a"/>
    </style:style>
    <style:style style:name="P17" style:family="paragraph" style:parent-style-name="Text_20_body">
      <style:text-properties officeooo:rsid="001880fc" officeooo:paragraph-rsid="001880fc"/>
    </style:style>
    <style:style style:name="P18" style:family="paragraph" style:parent-style-name="Text_20_body">
      <style:text-properties officeooo:rsid="001880fc" officeooo:paragraph-rsid="0022920d"/>
    </style:style>
    <style:style style:name="P19" style:family="paragraph" style:parent-style-name="Text_20_body">
      <style:text-properties officeooo:rsid="001880fc" officeooo:paragraph-rsid="0026b5f4"/>
    </style:style>
    <style:style style:name="P20" style:family="paragraph" style:parent-style-name="Text_20_body">
      <style:text-properties officeooo:rsid="001ddd7a" officeooo:paragraph-rsid="001ddd7a"/>
    </style:style>
    <style:style style:name="P21" style:family="paragraph" style:parent-style-name="Text_20_body">
      <style:text-properties officeooo:rsid="001f04e0" officeooo:paragraph-rsid="001f04e0"/>
    </style:style>
    <style:style style:name="P22" style:family="paragraph" style:parent-style-name="Text_20_body">
      <style:text-properties officeooo:rsid="001f8a63" officeooo:paragraph-rsid="001f8a63"/>
    </style:style>
    <style:style style:name="P23" style:family="paragraph" style:parent-style-name="Text_20_body">
      <style:text-properties officeooo:rsid="001f8a63" officeooo:paragraph-rsid="003179f6"/>
    </style:style>
    <style:style style:name="P24" style:family="paragraph" style:parent-style-name="Text_20_body">
      <style:text-properties officeooo:paragraph-rsid="0026704f"/>
    </style:style>
    <style:style style:name="P25" style:family="paragraph" style:parent-style-name="Text_20_body">
      <style:text-properties officeooo:paragraph-rsid="0026b5f4"/>
    </style:style>
    <style:style style:name="P26" style:family="paragraph" style:parent-style-name="Text_20_body">
      <style:text-properties officeooo:paragraph-rsid="0034176f"/>
    </style:style>
    <style:style style:name="P27" style:family="paragraph" style:parent-style-name="Text_20_body">
      <style:text-properties officeooo:paragraph-rsid="0034c820"/>
    </style:style>
    <style:style style:name="P28" style:family="paragraph" style:parent-style-name="Text_20_body">
      <style:text-properties officeooo:rsid="002f0e26" officeooo:paragraph-rsid="002f0e26"/>
    </style:style>
    <style:style style:name="P29" style:family="paragraph" style:parent-style-name="Text_20_body">
      <style:text-properties officeooo:rsid="0031c929" officeooo:paragraph-rsid="0031c929"/>
    </style:style>
    <style:style style:name="P30" style:family="paragraph" style:parent-style-name="Text_20_body">
      <style:text-properties officeooo:rsid="0033368e" officeooo:paragraph-rsid="0033368e"/>
    </style:style>
    <style:style style:name="P31" style:family="paragraph" style:parent-style-name="Text_20_body">
      <style:text-properties officeooo:rsid="0034c820" officeooo:paragraph-rsid="0034c820"/>
    </style:style>
    <style:style style:name="P32" style:family="paragraph" style:parent-style-name="Text_20_body">
      <style:text-properties officeooo:rsid="0035a4f1" officeooo:paragraph-rsid="0035a4f1"/>
    </style:style>
    <style:style style:name="P33" style:family="paragraph" style:parent-style-name="Text_20_body">
      <style:text-properties officeooo:paragraph-rsid="0035a4f1"/>
    </style:style>
    <style:style style:name="P34" style:family="paragraph" style:parent-style-name="Text_20_body">
      <style:text-properties officeooo:paragraph-rsid="0038fd3d"/>
    </style:style>
    <style:style style:name="P35" style:family="paragraph" style:parent-style-name="Text_20_body">
      <style:text-properties officeooo:paragraph-rsid="00397855"/>
    </style:style>
    <style:style style:name="P36" style:family="paragraph" style:parent-style-name="Text_20_body">
      <style:text-properties officeooo:paragraph-rsid="003989ed"/>
    </style:style>
    <style:style style:name="P37" style:family="paragraph" style:parent-style-name="Text_20_body">
      <style:text-properties officeooo:paragraph-rsid="003a12a1"/>
    </style:style>
    <style:style style:name="P38" style:family="paragraph" style:parent-style-name="Text_20_body">
      <style:text-properties officeooo:paragraph-rsid="0042aa6b"/>
    </style:style>
    <style:style style:name="P39" style:family="paragraph" style:parent-style-name="Text_20_body">
      <style:paragraph-properties fo:margin-top="0in" fo:margin-bottom="0in" style:contextual-spacing="false" fo:line-height="100%"/>
      <style:text-properties officeooo:rsid="0013d74d" officeooo:paragraph-rsid="00140957"/>
    </style:style>
    <style:style style:name="P40" style:family="paragraph" style:parent-style-name="Text_20_body">
      <style:paragraph-properties fo:margin-top="0in" fo:margin-bottom="0in" style:contextual-spacing="false" fo:line-height="100%"/>
      <style:text-properties officeooo:rsid="0013d74d" officeooo:paragraph-rsid="001880fc"/>
    </style:style>
    <style:style style:name="P41" style:family="paragraph" style:parent-style-name="Text_20_body">
      <style:paragraph-properties fo:margin-top="0in" fo:margin-bottom="0in" style:contextual-spacing="false" fo:line-height="100%"/>
      <style:text-properties officeooo:rsid="0013d74d" officeooo:paragraph-rsid="001f8a63"/>
    </style:style>
    <style:style style:name="P42" style:family="paragraph" style:parent-style-name="Text_20_body">
      <style:paragraph-properties fo:margin-top="0in" fo:margin-bottom="0in" style:contextual-spacing="false" fo:line-height="100%"/>
      <style:text-properties officeooo:rsid="0013d74d" officeooo:paragraph-rsid="002f0e26"/>
    </style:style>
    <style:style style:name="P43" style:family="paragraph" style:parent-style-name="Text_20_body">
      <style:paragraph-properties fo:margin-top="0in" fo:margin-bottom="0in" style:contextual-spacing="false" fo:line-height="100%"/>
      <style:text-properties officeooo:rsid="0013d74d" officeooo:paragraph-rsid="0031c929"/>
    </style:style>
    <style:style style:name="P44" style:family="paragraph" style:parent-style-name="Text_20_body">
      <style:paragraph-properties fo:margin-top="0in" fo:margin-bottom="0in" style:contextual-spacing="false" fo:line-height="100%"/>
      <style:text-properties officeooo:rsid="0013d74d" officeooo:paragraph-rsid="00328fa9"/>
    </style:style>
    <style:style style:name="P45" style:family="paragraph" style:parent-style-name="Text_20_body">
      <style:paragraph-properties fo:margin-top="0in" fo:margin-bottom="0in" style:contextual-spacing="false" fo:line-height="100%"/>
      <style:text-properties officeooo:rsid="00140957" officeooo:paragraph-rsid="00140957"/>
    </style:style>
    <style:style style:name="P46" style:family="paragraph" style:parent-style-name="Text_20_body">
      <style:paragraph-properties fo:margin-top="0in" fo:margin-bottom="0in" style:contextual-spacing="false" fo:line-height="100%"/>
      <style:text-properties officeooo:rsid="001ddd7a" officeooo:paragraph-rsid="001ddd7a"/>
    </style:style>
    <style:style style:name="P47" style:family="paragraph" style:parent-style-name="Text_20_body">
      <style:paragraph-properties fo:margin-top="0in" fo:margin-bottom="0in" style:contextual-spacing="false" fo:line-height="100%"/>
      <style:text-properties officeooo:rsid="001ddd7a" officeooo:paragraph-rsid="002f0e26"/>
    </style:style>
    <style:style style:name="P48" style:family="paragraph" style:parent-style-name="Text_20_body">
      <style:paragraph-properties fo:margin-top="0in" fo:margin-bottom="0in" style:contextual-spacing="false" fo:line-height="100%"/>
      <style:text-properties officeooo:rsid="001ddd7a" officeooo:paragraph-rsid="00328fa9"/>
    </style:style>
    <style:style style:name="P49" style:family="paragraph" style:parent-style-name="Text_20_body">
      <style:paragraph-properties fo:margin-top="0in" fo:margin-bottom="0in" style:contextual-spacing="false" fo:line-height="100%"/>
      <style:text-properties officeooo:rsid="001f8a63" officeooo:paragraph-rsid="001f8a63"/>
    </style:style>
    <style:style style:name="P50" style:family="paragraph" style:parent-style-name="Text_20_body">
      <style:paragraph-properties fo:margin-top="0in" fo:margin-bottom="0in" style:contextual-spacing="false" fo:line-height="100%"/>
      <style:text-properties officeooo:rsid="001f8a63" officeooo:paragraph-rsid="0031c929"/>
    </style:style>
    <style:style style:name="P51" style:family="paragraph" style:parent-style-name="Text_20_body">
      <style:paragraph-properties fo:margin-top="0in" fo:margin-bottom="0in" style:contextual-spacing="false" fo:line-height="100%"/>
      <style:text-properties officeooo:rsid="002f0e26" officeooo:paragraph-rsid="001f8a63"/>
    </style:style>
    <style:style style:name="P52" style:family="paragraph" style:parent-style-name="Text_20_body">
      <style:paragraph-properties fo:margin-top="0in" fo:margin-bottom="0in" style:contextual-spacing="false" fo:line-height="100%"/>
      <style:text-properties officeooo:rsid="002f0e26" officeooo:paragraph-rsid="002f0e26"/>
    </style:style>
    <style:style style:name="P53" style:family="paragraph" style:parent-style-name="Text_20_body">
      <style:paragraph-properties fo:margin-top="0in" fo:margin-bottom="0in" style:contextual-spacing="false" fo:line-height="100%"/>
      <style:text-properties officeooo:rsid="002f0e26" officeooo:paragraph-rsid="00328fa9"/>
    </style:style>
    <style:style style:name="P54" style:family="paragraph" style:parent-style-name="Text_20_body">
      <style:paragraph-properties fo:margin-top="0in" fo:margin-bottom="0in" style:contextual-spacing="false" fo:line-height="100%"/>
      <style:text-properties officeooo:rsid="002f0e26" officeooo:paragraph-rsid="0031c929"/>
    </style:style>
    <style:style style:name="P55" style:family="paragraph" style:parent-style-name="Text_20_body">
      <style:paragraph-properties fo:margin-top="0in" fo:margin-bottom="0in" style:contextual-spacing="false" fo:line-height="100%"/>
      <style:text-properties officeooo:rsid="001880fc" officeooo:paragraph-rsid="001f8a63"/>
    </style:style>
    <style:style style:name="P56" style:family="paragraph" style:parent-style-name="Frame_20_contents">
      <style:paragraph-properties fo:margin-top="0in" fo:margin-bottom="0in" style:contextual-spacing="false"/>
      <style:text-properties officeooo:paragraph-rsid="001880fc"/>
    </style:style>
    <style:style style:name="P57" style:family="paragraph" style:parent-style-name="Frame_20_contents">
      <style:paragraph-properties fo:margin-top="0in" fo:margin-bottom="0in" style:contextual-spacing="false"/>
      <style:text-properties officeooo:paragraph-rsid="001ddd7a"/>
    </style:style>
    <style:style style:name="P58" style:family="paragraph" style:parent-style-name="Caption">
      <style:text-properties officeooo:paragraph-rsid="0031c929"/>
    </style:style>
    <style:style style:name="P59" style:family="paragraph" style:parent-style-name="Text_20_body" style:list-style-name="L1"/>
    <style:style style:name="P60" style:family="paragraph" style:parent-style-name="Text_20_body">
      <style:text-properties officeooo:rsid="0038fd3d" officeooo:paragraph-rsid="0038fd3d"/>
    </style:style>
    <style:style style:name="P61" style:family="paragraph" style:parent-style-name="Text_20_body">
      <style:text-properties officeooo:rsid="00397855" officeooo:paragraph-rsid="00397855"/>
    </style:style>
    <style:style style:name="P62" style:family="paragraph" style:parent-style-name="Text_20_body">
      <style:text-properties officeooo:rsid="003a12a1" officeooo:paragraph-rsid="003a12a1"/>
    </style:style>
    <style:style style:name="P63" style:family="paragraph" style:parent-style-name="Text_20_body">
      <style:text-properties officeooo:rsid="003989ed" officeooo:paragraph-rsid="003989ed"/>
    </style:style>
    <style:style style:name="P64" style:family="paragraph" style:parent-style-name="Text_20_body">
      <style:text-properties officeooo:rsid="0042aa6b" officeooo:paragraph-rsid="0042aa6b"/>
    </style:style>
    <style:style style:name="P65" style:family="paragraph" style:parent-style-name="Text_20_body">
      <style:text-properties officeooo:rsid="0042aa6b" officeooo:paragraph-rsid="00460d15"/>
    </style:style>
    <style:style style:name="P66" style:family="paragraph" style:parent-style-name="Text_20_body">
      <style:text-properties officeooo:rsid="0042aa6b" officeooo:paragraph-rsid="0046d8bf"/>
    </style:style>
    <style:style style:name="P67" style:family="paragraph" style:parent-style-name="Text_20_body">
      <style:text-properties officeooo:rsid="00449b5e" officeooo:paragraph-rsid="00449b5e"/>
    </style:style>
    <style:style style:name="P68" style:family="paragraph" style:parent-style-name="Text_20_body">
      <style:text-properties officeooo:rsid="000a30e4" officeooo:paragraph-rsid="00472364"/>
    </style:style>
    <style:style style:name="P69" style:family="paragraph" style:parent-style-name="Text_20_body" style:list-style-name="L1">
      <style:paragraph-properties fo:margin-top="0in" fo:margin-bottom="0in" style:contextual-spacing="false"/>
      <style:text-properties officeooo:rsid="000e65dd" officeooo:paragraph-rsid="000e65dd"/>
    </style:style>
    <style:style style:name="P70" style:family="paragraph" style:parent-style-name="Text_20_body" style:list-style-name="L1">
      <style:paragraph-properties fo:margin-top="0in" fo:margin-bottom="0in" style:contextual-spacing="false"/>
      <style:text-properties officeooo:rsid="000e65dd" officeooo:paragraph-rsid="0031c929"/>
    </style:style>
    <style:style style:name="P71" style:family="paragraph" style:parent-style-name="Text_20_body" style:list-style-name="L1">
      <style:paragraph-properties fo:margin-top="0in" fo:margin-bottom="0in" style:contextual-spacing="false"/>
      <style:text-properties officeooo:rsid="000e65dd" officeooo:paragraph-rsid="000ef3fd"/>
    </style:style>
    <style:style style:name="P72" style:family="paragraph" style:parent-style-name="Text_20_body" style:list-style-name="L1">
      <style:paragraph-properties fo:margin-top="0in" fo:margin-bottom="0in" style:contextual-spacing="false"/>
      <style:text-properties officeooo:rsid="000e65dd" officeooo:paragraph-rsid="003989ed"/>
    </style:style>
    <style:style style:name="P73" style:family="paragraph" style:parent-style-name="Text_20_body" style:list-style-name="L1">
      <style:paragraph-properties fo:margin-top="0in" fo:margin-bottom="0in" style:contextual-spacing="false"/>
      <style:text-properties officeooo:paragraph-rsid="000e65dd"/>
    </style:style>
    <style:style style:name="P74" style:family="paragraph" style:parent-style-name="Text_20_body" style:list-style-name="L1">
      <style:paragraph-properties fo:margin-top="0in" fo:margin-bottom="0in" style:contextual-spacing="false"/>
      <style:text-properties officeooo:paragraph-rsid="000ef3fd"/>
    </style:style>
    <style:style style:name="P75" style:family="paragraph" style:parent-style-name="Text_20_body" style:list-style-name="L1">
      <style:paragraph-properties fo:margin-top="0in" fo:margin-bottom="0in" style:contextual-spacing="false"/>
      <style:text-properties officeooo:paragraph-rsid="003989ed"/>
    </style:style>
    <style:style style:name="P76" style:family="paragraph" style:parent-style-name="Text_20_body" style:list-style-name="L1">
      <style:paragraph-properties fo:margin-top="0in" fo:margin-bottom="0in" style:contextual-spacing="false"/>
      <style:text-properties officeooo:rsid="001bf3fc" officeooo:paragraph-rsid="0031c929"/>
    </style:style>
    <style:style style:name="P77" style:family="paragraph" style:parent-style-name="Text_20_body" style:list-style-name="L1">
      <style:paragraph-properties fo:margin-top="0in" fo:margin-bottom="0in" style:contextual-spacing="false"/>
      <style:text-properties officeooo:rsid="00418c51" officeooo:paragraph-rsid="00418c51"/>
    </style:style>
    <style:style style:name="P78" style:family="paragraph" style:parent-style-name="Heading_20_1">
      <style:paragraph-properties fo:text-align="center" style:justify-single-word="false"/>
      <style:text-properties officeooo:rsid="000a30e4" officeooo:paragraph-rsid="000e65dd"/>
    </style:style>
    <style:style style:name="P79" style:family="paragraph" style:parent-style-name="Heading_20_1">
      <style:paragraph-properties fo:text-align="center" style:justify-single-word="false"/>
      <style:text-properties officeooo:rsid="000e65dd" officeooo:paragraph-rsid="000e65dd"/>
    </style:style>
    <style:style style:name="P80" style:family="paragraph" style:parent-style-name="Heading_20_1">
      <style:text-properties officeooo:paragraph-rsid="0013014e"/>
    </style:style>
    <style:style style:name="P81" style:family="paragraph" style:parent-style-name="Heading_20_1">
      <style:paragraph-properties fo:break-before="page"/>
    </style:style>
    <style:style style:name="P82" style:family="paragraph" style:parent-style-name="Heading_20_2">
      <style:text-properties officeooo:rsid="00124952"/>
    </style:style>
    <style:style style:name="P83" style:family="paragraph" style:parent-style-name="Heading_20_2">
      <style:text-properties officeooo:rsid="0013d74d" officeooo:paragraph-rsid="0013d74d"/>
    </style:style>
    <style:style style:name="P84" style:family="paragraph" style:parent-style-name="Heading_20_2">
      <style:text-properties officeooo:rsid="000a30e4"/>
    </style:style>
    <style:style style:name="P85" style:family="paragraph" style:parent-style-name="Heading_20_3">
      <style:text-properties officeooo:rsid="00140957"/>
    </style:style>
    <style:style style:name="P86" style:family="paragraph" style:parent-style-name="Heading_20_3">
      <style:text-properties officeooo:rsid="001f04e0"/>
    </style:style>
    <style:style style:name="P87" style:family="paragraph" style:parent-style-name="Heading_20_3">
      <style:text-properties officeooo:rsid="001f8a63" officeooo:paragraph-rsid="001f8a63"/>
    </style:style>
    <style:style style:name="P88" style:family="paragraph" style:parent-style-name="Heading_20_3">
      <style:text-properties officeooo:rsid="0031c929" officeooo:paragraph-rsid="0031c929"/>
    </style:style>
    <style:style style:name="P89" style:family="paragraph" style:parent-style-name="Heading_20_3">
      <style:text-properties officeooo:rsid="0033368e" officeooo:paragraph-rsid="0033368e"/>
    </style:style>
    <style:style style:name="P90" style:family="paragraph" style:parent-style-name="Heading_20_3">
      <style:text-properties officeooo:rsid="0035a4f1" officeooo:paragraph-rsid="0035a4f1"/>
    </style:style>
    <style:style style:name="P91" style:family="paragraph" style:parent-style-name="Heading_20_3">
      <style:text-properties officeooo:rsid="003a12a1" officeooo:paragraph-rsid="003a12a1"/>
    </style:style>
    <style:style style:name="P92" style:family="paragraph" style:parent-style-name="Heading_20_3">
      <style:text-properties officeooo:rsid="003989ed" officeooo:paragraph-rsid="003989ed"/>
    </style:style>
    <style:style style:name="P93" style:family="paragraph" style:parent-style-name="Standard" style:master-page-name="Standard">
      <style:paragraph-properties fo:text-align="center" style:justify-single-word="false" style:page-number="auto"/>
    </style:style>
    <style:style style:name="T1" style:family="text">
      <style:text-properties officeooo:rsid="000a30e4"/>
    </style:style>
    <style:style style:name="T2" style:family="text">
      <style:text-properties officeooo:rsid="000bda7d"/>
    </style:style>
    <style:style style:name="T3" style:family="text">
      <style:text-properties officeooo:rsid="000e65dd"/>
    </style:style>
    <style:style style:name="T4" style:family="text">
      <style:text-properties officeooo:rsid="000ef3fd"/>
    </style:style>
    <style:style style:name="T5" style:family="text">
      <style:text-properties officeooo:rsid="0010d7a8"/>
    </style:style>
    <style:style style:name="T6" style:family="text">
      <style:text-properties officeooo:rsid="0010e309"/>
    </style:style>
    <style:style style:name="T7" style:family="text">
      <style:text-properties officeooo:rsid="00124952"/>
    </style:style>
    <style:style style:name="T8" style:family="text">
      <style:text-properties officeooo:rsid="0013014e"/>
    </style:style>
    <style:style style:name="T9" style:family="text">
      <style:text-properties officeooo:rsid="0013d74d"/>
    </style:style>
    <style:style style:name="T10" style:family="text">
      <style:text-properties officeooo:rsid="00140957"/>
    </style:style>
    <style:style style:name="T11" style:family="text">
      <style:text-properties officeooo:rsid="0015509e"/>
    </style:style>
    <style:style style:name="T12" style:family="text">
      <style:text-properties officeooo:rsid="0015c19d"/>
    </style:style>
    <style:style style:name="T13" style:family="text">
      <style:text-properties officeooo:rsid="0016c155"/>
    </style:style>
    <style:style style:name="T14" style:family="text">
      <style:text-properties officeooo:rsid="00175308"/>
    </style:style>
    <style:style style:name="T15" style:family="text">
      <style:text-properties officeooo:rsid="001880fc"/>
    </style:style>
    <style:style style:name="T16" style:family="text">
      <style:text-properties officeooo:rsid="001a3341"/>
    </style:style>
    <style:style style:name="T17" style:family="text">
      <style:text-properties officeooo:rsid="001aa393"/>
    </style:style>
    <style:style style:name="T18" style:family="text">
      <style:text-properties officeooo:rsid="001bf3fc"/>
    </style:style>
    <style:style style:name="T19" style:family="text">
      <style:text-properties officeooo:rsid="001ddd7a"/>
    </style:style>
    <style:style style:name="T20" style:family="text">
      <style:text-properties officeooo:rsid="001f04e0"/>
    </style:style>
    <style:style style:name="T21" style:family="text">
      <style:text-properties officeooo:rsid="001f8a63"/>
    </style:style>
    <style:style style:name="T22" style:family="text">
      <style:text-properties officeooo:rsid="0021bfd8"/>
    </style:style>
    <style:style style:name="T23" style:family="text">
      <style:text-properties fo:font-weight="bold" officeooo:rsid="0021bfd8" style:font-weight-asian="bold" style:font-weight-complex="bold"/>
    </style:style>
    <style:style style:name="T24" style:family="text">
      <style:text-properties officeooo:rsid="0022920d"/>
    </style:style>
    <style:style style:name="T25" style:family="text">
      <style:text-properties officeooo:rsid="00237193"/>
    </style:style>
    <style:style style:name="T26" style:family="text">
      <style:text-properties officeooo:rsid="0024a5e0"/>
    </style:style>
    <style:style style:name="T27" style:family="text">
      <style:text-properties officeooo:rsid="0026704f"/>
    </style:style>
    <style:style style:name="T28" style:family="text">
      <style:text-properties officeooo:rsid="0027e4fb"/>
    </style:style>
    <style:style style:name="T29" style:family="text">
      <style:text-properties officeooo:rsid="00290ff1"/>
    </style:style>
    <style:style style:name="T30" style:family="text">
      <style:text-properties officeooo:rsid="002aa1f0"/>
    </style:style>
    <style:style style:name="T31" style:family="text">
      <style:text-properties officeooo:rsid="002d5882"/>
    </style:style>
    <style:style style:name="T32" style:family="text">
      <style:text-properties officeooo:rsid="002f0e26"/>
    </style:style>
    <style:style style:name="T33" style:family="text">
      <style:text-properties officeooo:rsid="002f855a"/>
    </style:style>
    <style:style style:name="T34" style:family="text">
      <style:text-properties officeooo:rsid="003179f6"/>
    </style:style>
    <style:style style:name="T35" style:family="text">
      <style:text-properties fo:font-style="italic" officeooo:rsid="003179f6" style:font-style-asian="italic" style:font-style-complex="italic"/>
    </style:style>
    <style:style style:name="T36" style:family="text">
      <style:text-properties officeooo:rsid="0031c929"/>
    </style:style>
    <style:style style:name="T37" style:family="text">
      <style:text-properties officeooo:rsid="00328fa9"/>
    </style:style>
    <style:style style:name="T38" style:family="text">
      <style:text-properties officeooo:rsid="0032d9b0"/>
    </style:style>
    <style:style style:name="T39" style:family="text">
      <style:text-properties officeooo:rsid="0034176f"/>
    </style:style>
    <style:style style:name="T40" style:family="text">
      <style:text-properties officeooo:rsid="0034c820"/>
    </style:style>
    <style:style style:name="T41" style:family="text">
      <style:text-properties officeooo:rsid="0035a4f1"/>
    </style:style>
    <style:style style:name="T42" style:family="text">
      <style:text-properties officeooo:rsid="003821f9"/>
    </style:style>
    <style:style style:name="T43" style:family="text">
      <style:text-properties officeooo:rsid="0038fd3d"/>
    </style:style>
    <style:style style:name="T44" style:family="text">
      <style:text-properties officeooo:rsid="00397855"/>
    </style:style>
    <style:style style:name="T45" style:family="text">
      <style:text-properties officeooo:rsid="003989ed"/>
    </style:style>
    <style:style style:name="T46" style:family="text">
      <style:text-properties officeooo:rsid="003a12a1"/>
    </style:style>
    <style:style style:name="T47" style:family="text">
      <style:text-properties officeooo:rsid="003b4894"/>
    </style:style>
    <style:style style:name="T48" style:family="text">
      <style:text-properties officeooo:rsid="003d21f7"/>
    </style:style>
    <style:style style:name="T49" style:family="text">
      <style:text-properties officeooo:rsid="003dc581"/>
    </style:style>
    <style:style style:name="T50" style:family="text">
      <style:text-properties officeooo:rsid="003e1423"/>
    </style:style>
    <style:style style:name="T51" style:family="text">
      <style:text-properties officeooo:rsid="003e6608"/>
    </style:style>
    <style:style style:name="T52" style:family="text">
      <style:text-properties officeooo:rsid="003fd045"/>
    </style:style>
    <style:style style:name="T53" style:family="text">
      <style:text-properties officeooo:rsid="00403c54"/>
    </style:style>
    <style:style style:name="T54" style:family="text">
      <style:text-properties officeooo:rsid="00418c51"/>
    </style:style>
    <style:style style:name="T55" style:family="text">
      <style:text-properties officeooo:rsid="0042aa6b"/>
    </style:style>
    <style:style style:name="T56" style:family="text">
      <style:text-properties officeooo:rsid="004474a3"/>
    </style:style>
    <style:style style:name="T57" style:family="text">
      <style:text-properties officeooo:rsid="00460d15"/>
    </style:style>
    <style:style style:name="T58" style:family="text">
      <style:text-properties officeooo:rsid="0046d8bf"/>
    </style:style>
    <style:style style:name="T59" style:family="text">
      <style:text-properties officeooo:rsid="00472364"/>
    </style:style>
    <style:style style:name="T60" style:family="text">
      <style:text-properties officeooo:rsid="0048c2a5"/>
    </style:style>
    <style:style style:name="T61" style:family="text">
      <style:text-properties officeooo:rsid="004a04d9"/>
    </style:style>
    <style:style style:name="T62" style:family="text">
      <style:text-properties officeooo:rsid="004af79f"/>
    </style:style>
    <style:style style:name="T63" style:family="text">
      <style:text-properties officeooo:rsid="004edfc5"/>
    </style:style>
    <style:style style:name="T64" style:family="text">
      <style:text-properties officeooo:rsid="004f9359"/>
    </style:style>
    <style:style style:name="T65" style:family="text">
      <style:text-properties officeooo:rsid="005021af"/>
    </style:style>
    <style:style style:name="fr1" style:family="graphic" style:parent-style-name="Frame">
      <style:graphic-properties style:vertical-pos="from-top"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vertical-pos="from-top"/>
    </style:style>
    <style:style style:name="fr4" style:family="graphic" style:parent-style-name="Frame">
      <style:graphic-properties style:vertical-pos="from-top" style:horizontal-pos="from-left" style:horizontal-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1"/>
      <text:p text:style-name="P1"/>
      <text:p text:style-name="P1"/>
      <text:p text:style-name="P1"/>
      <text:p text:style-name="P1"/>
      <text:h text:style-name="P78" text:outline-level="1">N<text:span text:style-name="T3">oel</text:span>KDF: <text:span text:style-name="T3">A Simple, Fast</text:span> Memory-Hard</text:h>
      <text:h text:style-name="P79" text:outline-level="1">Key Derivation Function</text:h>
      <text:p text:style-name="P7"/>
      <text:p text:style-name="P4">Bill Cox</text:p>
      <text:p text:style-name="P2"><text:a xlink:type="simple" xlink:href="mailto:waywardgeek@gmail.com"><text:span text:style-name="T1">waywardgeek@gmail.com</text:span></text:a></text:p>
      <text:p text:style-name="P2"/>
      <text:h text:style-name="P81" text:outline-level="1">Specification</text:h>
      <text:h text:style-name="P82" text:outline-level="2">Overview</text:h>
      <text:p text:style-name="P3"><text:span text:style-name="T2">The NoelKDF </text:span><text:span text:style-name="T3">is </text:span><text:span text:style-name="T2">memory-hard key derivation function </text:span><text:span text:style-name="T3">supporting the following features:</text:span></text:p>
      <text:list xml:id="list4374298080174853672" text:style-name="L1">
        <text:list-item>
          <text:p text:style-name="P69">Simplicity – designed according to the KISS rule</text:p>
        </text:list-item>
        <text:list-item>
          <text:p text:style-name="P73"><text:span text:style-name="T9">Very f</text:span><text:span text:style-name="T3">ast, </text:span><text:span text:style-name="T63">over half</text:span><text:span text:style-name="T3"> the speed of memmove</text:span></text:p>
        </text:list-item>
        <text:list-item>
          <text:p text:style-name="P70">Avoids cache timing attacks</text:p>
        </text:list-item>
        <text:list-item>
          <text:p text:style-name="P70">User selectable parallelism, <text:span text:style-name="T64">both SIMD and multi-threading</text:span></text:p>
        </text:list-item>
        <text:list-item>
          <text:p text:style-name="P76">Graphics card support</text:p>
        </text:list-item>
        <text:list-item>
          <text:p text:style-name="P74"><text:span text:style-name="T4">C</text:span><text:span text:style-name="T3">lient independent update</text:span><text:span text:style-name="T4">s</text:span></text:p>
        </text:list-item>
        <text:list-item>
          <text:p text:style-name="P71">Server relief support</text:p>
        </text:list-item>
        <text:list-item>
          <text:p text:style-name="P74"><text:span text:style-name="T3">Friendly to crypto-systems need</text:span><text:span text:style-name="T9">ing</text:span><text:span text:style-name="T3"> </text:span><text:span text:style-name="T8">p</text:span><text:span text:style-name="T4">lausible deniability</text:span></text:p>
        </text:list-item>
        <text:list-item>
          <text:p text:style-name="P73"><text:span text:style-name="T4">S</text:span><text:span text:style-name="T3">electable initial rounds of hashing</text:span></text:p>
        </text:list-item>
        <text:list-item>
          <text:p text:style-name="P77">Easily ported to other languages</text:p>
        </text:list-item>
      </text:list>
      <text:p text:style-name="Standard"/>
      <text:p text:style-name="Standard"><text:span text:style-name="T22">A</text:span> primary goal of NoelKDF is to provide the other authors in the password hashing competition useful ideas. <text:s/>If the win<text:span text:style-name="T22">ning entry</text:span> has been significantly enhanced due to ideas <text:span text:style-name="T22">borrowed from NoelKDF</text:span>, then NoelKDF will have been a success. <text:s/><text:span text:style-name="T22">Therefore, this document describes the design of NoelKDF on a feature by feature set of enhancements, along with the rationale for each.</text:span></text:p>
      <text:h text:style-name="P83" text:outline-level="2">The Algorithm</text:h>
      <text:p text:style-name="P12"><text:span text:style-name="T16">NoelKDF was developed to be as simple as possible, and code was only added to support specific high value features. <text:s/>Description of the algorithm will start with the basic version and with each feature added, we'll show the evolution of the algorithm. <text:s/>The hope is that a reader can quickly grasp the basic operation of NoelKDF, and will be able to follow the justification for each additional bit of complexity. <text:s/></text:span><text:span text:style-name="T20">Even with these features, noelkdf-ref.c is under 200 lines of C code.</text:span></text:p>
      <text:h text:style-name="P85" text:outline-level="3">Basic Version</text:h>
      <text:p text:style-name="P8"><text:span text:style-name="T10">Given an input password x, a hash function H, and an array of memory v, the simplified </text:span><text:span text:style-name="T11">algorithm</text:span><text:span text:style-name="T10"> for NoelKDF for m memory locations looks like:</text:span></text:p>
      <text:p text:style-name="P16"><draw:frame draw:style-name="fr1" draw:name="Frame1" text:anchor-type="as-char" svg:y="-1.5598in" svg:width="1.9862in" draw:z-index="0"><draw:text-box fo:min-height="1.6307in"><text:p text:style-name="Caption">Algorithm 1:</text:p><text:p text:style-name="P45">v<text:span text:style-name="T26">[</text:span>0<text:span text:style-name="T26">]</text:span> = H(x)</text:p><text:p text:style-name="P45">for(i = 0; i &lt; m-1; i++)</text:p><text:p text:style-name="P39"><text:span text:style-name="T10"><text:s text:c="4"/>j = H(</text:span><text:span text:style-name="T19">v</text:span><text:span text:style-name="T26">[</text:span><text:span text:style-name="T19">i</text:span><text:span text:style-name="T26">]</text:span><text:span text:style-name="T10">) % (i+1)</text:span></text:p><text:p text:style-name="P39"><text:span text:style-name="T10"><text:s text:c="4"/>v</text:span><text:span text:style-name="T26">[</text:span><text:span text:style-name="T10">i+1</text:span><text:span text:style-name="T26">]</text:span><text:span text:style-name="T10"> = H(v</text:span><text:span text:style-name="T26">[</text:span><text:span text:style-name="T10">i</text:span><text:span text:style-name="T26">]</text:span><text:span text:style-name="T10">, v</text:span><text:span text:style-name="T26">[</text:span><text:span text:style-name="T10">j</text:span><text:span text:style-name="T26">]</text:span><text:span text:style-name="T10">)</text:span></text:p><text:p text:style-name="P45">output v<text:span text:style-name="T26">[</text:span>m-1<text:span text:style-name="T26">]</text:span></text:p><text:p text:style-name="P15"/></draw:text-box></draw:frame></text:p>
      <text:p text:style-name="P8"><text:span text:style-name="T11">Algorithm 1</text:span><text:span text:style-name="T10"> </text:span><text:span text:style-name="T11">is used for understanding NoelKDF </text:span><text:span text:style-name="T19">before features are added</text:span><text:span text:style-name="T11">. <text:s/></text:span><text:span text:style-name="T10">This creates a random DAG </text:span><text:span text:style-name="T16">of values where edges point from a computed value to the two previous values it depends on, </text:span><text:span text:style-name="T22">one of which is the previous memory location, while the other is a random previous memory location</text:span><text:span text:style-name="T16">.</text:span></text:p>
      <text:h text:style-name="Heading_20_3" text:outline-level="3"><text:soft-page-break/><text:span text:style-name="T12">Speed </text:span><text:span text:style-name="T17">Enhancements</text:span></text:h>
      <text:p text:style-name="P11"><text:span text:style-name="T12">The most important performance benchmark for a memory-hard KDF is how fast it fills memory. <text:s/></text:span><text:span text:style-name="T14">NoelKDF excels at memory hashing speed, filling memory </text:span><text:span text:style-name="T49">20</text:span><text:span text:style-name="T17"> times</text:span><text:span text:style-name="T14"> faster than scrypt on the development machine</text:span><text:span text:style-name="T12">.</text:span></text:p>
      <text:p text:style-name="P13"><text:span text:style-name="T12">Traditional KDFs have selectable run-time, and the longer they run, the longer it will take an attacker to </text:span><text:span text:style-name="T17">perform </text:span><text:span text:style-name="T12">a password guess. <text:s/></text:span><text:span text:style-name="T14">M</text:span><text:span text:style-name="T12">emory-hard KDFs </text:span><text:span text:style-name="T14">do this, but at the same time, </text:span><text:span text:style-name="T13">an attacker's hardware</text:span><text:span text:style-name="T12"> cost </text:span><text:span text:style-name="T17">increases as we hash more</text:span><text:span text:style-name="T12"> memory</text:span><text:span text:style-name="T17">. <text:s/>The cost*time metric increases linearly with time </text:span><text:span text:style-name="T22">for</text:span><text:span text:style-name="T17"> traditional KDFs, but as the square of time </text:span><text:span text:style-name="T22">for</text:span><text:span text:style-name="T17"> memory-hard KDFs</text:span><text:span text:style-name="T12">.</text:span></text:p>
      <text:p text:style-name="P13"><text:span text:style-name="T18">The other reason a memory-hard KDF needs to be fast is because the actual speed difference between a computer's </text:span><text:span text:style-name="T20">KDF </text:span><text:span text:style-name="T49">computation</text:span><text:span text:style-name="T18"> speed and an attacker's hardware based attack </text:span><text:span text:style-name="T49">may be</text:span><text:span text:style-name="T18"> limited </text:span><text:span text:style-name="T22">by</text:span><text:span text:style-name="T18"> the difference in memory bandwidth. <text:s/></text:span><text:span text:style-name="T49">Coming as close as possible to filling the memory bandwidth is the best defense in this case.</text:span></text:p>
      <text:h text:style-name="P86" text:outline-level="3">Fast Hashing</text:h>
      <text:p text:style-name="P18"><text:span text:style-name="T22">Any CPU effort expended computing </text:span><text:span text:style-name="T24">cryptographically</text:span><text:span text:style-name="T22"> secure hashing functions in the inner loop of a memory-hard KDF is a </text:span><text:span text:style-name="T23">waste of time</text:span><text:span text:style-name="T22">. <text:s/></text:span><text:span text:style-name="T24">If NoelKDF can convince the authors of the winning entry of just this one thing, that will be enough. <text:s/></text:span><text:span text:style-name="T22">The NoelKDF hash function </text:span><text:span text:style-name="T24">has</text:span><text:span text:style-name="T22"> the right balance between non-linearity, mixing, and speed, and should not be criticized for being a simple </text:span><text:span text:style-name="T24">predictable </text:span><text:span text:style-name="T22">non</text:span><text:span text:style-name="T24">-cryptographic hash. <text:s/>Criticism in terms of actual weaknesses are welcome, but the final NoelKDF hash will not waste cycles trying to match the output of any stream cipher or cryptographic hash. <text:s/></text:span><text:span text:style-name="T27">That is a bad idea.</text:span></text:p>
      <text:p text:style-name="P18">NoelKDF's speed is mostly due to it's very simple hashing function:</text:p>
      <text:p text:style-name="P17"><draw:frame draw:style-name="fr2" draw:name="Frame2" text:anchor-type="as-char" svg:y="-0.4835in" svg:width="2.2555in" draw:z-index="1"><draw:text-box fo:min-height="0.9028in"><text:p text:style-name="Caption">NoelKDF H<text:span text:style-name="T19">4</text:span> <text:span text:style-name="T19">Hash </text:span>Function:</text:p><text:p text:style-name="P56"><text:span text:style-name="T21">function </text:span><text:span text:style-name="T15">H</text:span><text:span text:style-name="T18">4</text:span><text:span text:style-name="T15">(v1, v2, v3, v4):</text:span></text:p><text:p text:style-name="P56"><text:span text:style-name="T15"><text:s text:c="4"/></text:span><text:span text:style-name="T19">return</text:span><text:span text:style-name="T15"> v1 + ((v2*v3) ^ v4</text:span></text:p></draw:text-box></draw:frame></text:p>
      <text:p text:style-name="P24"><text:span text:style-name="T15">This hash function has 4 inputs and three binary operations. <text:s/>They are all </text:span><text:span text:style-name="T18">unsigned </text:span><text:span text:style-name="T15">32-bit. <text:s/></text:span><text:span text:style-name="T19">A single-input hashing function is also used, </text:span><text:span text:style-name="T22">but it is called less often in the final NeolKDF algorithm</text:span><text:span text:style-name="T19">:</text:span></text:p>
      <text:p text:style-name="P20"><draw:frame draw:style-name="fr2" draw:name="Frame4" text:anchor-type="as-char" svg:y="-0.4835in" svg:width="2.4484in" draw:z-index="2"><draw:text-box fo:min-height="1.0528in"><text:p text:style-name="Caption">NoelKDF H<text:span text:style-name="T19">1</text:span> <text:span text:style-name="T19">Hash </text:span>Function:</text:p><text:p text:style-name="P56"><text:span text:style-name="T21">function </text:span><text:span text:style-name="T15">H</text:span><text:span text:style-name="T19">1</text:span><text:span text:style-name="T15">(v1):</text:span></text:p><text:p text:style-name="P57"><text:span text:style-name="T15"><text:s text:c="4"/></text:span><text:span text:style-name="T19">return</text:span><text:span text:style-name="T15"> v1</text:span><text:span text:style-name="T10">*1103515245 + 12345</text:span></text:p></draw:text-box></draw:frame></text:p>
      <text:p text:style-name="P25"><text:span text:style-name="T20">H1 is the well known original rand() function from glibc. <text:s/></text:span><text:span text:style-name="T24">The updated algorithm with these fast hashing functions is</text:span><text:span text:style-name="T15">:</text:span></text:p>
      <text:p text:style-name="P19"><text:soft-page-break/><draw:frame draw:style-name="fr3" draw:name="Frame3" text:anchor-type="as-char" svg:y="-0.8898in" svg:width="3.402in" draw:z-index="4"><draw:text-box fo:min-height="1.7311in"><text:p text:style-name="Caption">Algorithm 2:</text:p><text:p text:style-name="P40"><text:span text:style-name="T10">v</text:span><text:span text:style-name="T28">[</text:span><text:span text:style-name="T20">7..0</text:span><text:span text:style-name="T28">]</text:span><text:span text:style-name="T10"> = </text:span><text:span text:style-name="T20">PBKDF2_</text:span><text:span text:style-name="T15">SHA-256(x, </text:span><text:span text:style-name="T20">salt</text:span><text:span text:style-name="T15">)</text:span></text:p><text:p text:style-name="P46">clear(x)</text:p><text:p text:style-name="P40"><text:span text:style-name="T10">for(i = </text:span><text:span text:style-name="T20">6</text:span><text:span text:style-name="T10">; i &lt; m-</text:span><text:span text:style-name="T15">2</text:span><text:span text:style-name="T10">; i++)</text:span></text:p><text:p text:style-name="P40"><text:span text:style-name="T10"><text:s text:c="4"/>j = H</text:span><text:span text:style-name="T19">1</text:span><text:span text:style-name="T10">(</text:span><text:span text:style-name="T19">v</text:span><text:span text:style-name="T26">[</text:span><text:span text:style-name="T19">i</text:span><text:span text:style-name="T26">]</text:span><text:span text:style-name="T10">) % (i+</text:span><text:span text:style-name="T15">1</text:span><text:span text:style-name="T10">)</text:span></text:p><text:p text:style-name="P40"><text:span text:style-name="T10"><text:s text:c="4"/>v</text:span><text:span text:style-name="T26">[</text:span><text:span text:style-name="T10">i+</text:span><text:span text:style-name="T15">2</text:span><text:span text:style-name="T26">]</text:span><text:span text:style-name="T10"> = H</text:span><text:span text:style-name="T19">4</text:span><text:span text:style-name="T10">( v</text:span><text:span text:style-name="T26">[</text:span><text:span text:style-name="T15">i</text:span><text:span text:style-name="T26">]</text:span><text:span text:style-name="T10">, </text:span><text:span text:style-name="T15">v</text:span><text:span text:style-name="T26">[</text:span><text:span text:style-name="T15">i+1</text:span><text:span text:style-name="T26">]</text:span><text:span text:style-name="T10">, v</text:span><text:span text:style-name="T26">[</text:span><text:span text:style-name="T10">j</text:span><text:span text:style-name="T26">]</text:span><text:span text:style-name="T10">, </text:span><text:span text:style-name="T15">v</text:span><text:span text:style-name="T26">[</text:span><text:span text:style-name="T15">j+1</text:span><text:span text:style-name="T26">]</text:span><text:span text:style-name="T10"> )</text:span></text:p><text:p text:style-name="P40"><text:span text:style-name="T10">output </text:span><text:span text:style-name="T20">PBKDF2_SHA-256(</text:span><text:span text:style-name="T10">v</text:span><text:span text:style-name="T26">[</text:span><text:span text:style-name="T10">m-1..</text:span><text:span text:style-name="T20">m-8</text:span><text:span text:style-name="T26">]</text:span><text:span text:style-name="T10">, </text:span><text:span text:style-name="T20">salt)</text:span></text:p><text:p text:style-name="P21"/></draw:text-box></draw:frame></text:p>
      <text:p text:style-name="P14"><text:span text:style-name="T21">This algorithm is close to usable. <text:s/>That mod operator will slow us down, but otherwise t</text:span><text:span text:style-name="T19"> is </text:span><text:span text:style-name="T20">pretty</text:span><text:span text:style-name="T19"> fast, because v</text:span><text:span text:style-name="T29">[</text:span><text:span text:style-name="T19">i</text:span><text:span text:style-name="T29">]</text:span><text:span text:style-name="T19"> and v</text:span><text:span text:style-name="T29">[</text:span><text:span text:style-name="T19">i+1</text:span><text:span text:style-name="T29">]</text:span><text:span text:style-name="T19"> are in registers, and v</text:span><text:span text:style-name="T29">[</text:span><text:span text:style-name="T19">j+1</text:span><text:span text:style-name="T29">]</text:span><text:span text:style-name="T19"> </text:span><text:span text:style-name="T21">can be</text:span><text:span text:style-name="T19"> loaded into </text:span><text:span text:style-name="T21">a register</text:span><text:span text:style-name="T19"> at the same time as v</text:span><text:span text:style-name="T29">[</text:span><text:span text:style-name="T19">j</text:span><text:span text:style-name="T29">]</text:span><text:span text:style-name="T20">. <text:s/>Modern CPUs with out-of-order execution can compute H4 in parallel, just like an attacker would</text:span><text:span text:style-name="T16">. <text:s/></text:span><text:span text:style-name="T19">SHA-256 gives us additional security since we can clear x early on, and only the SHA-256 hash of the password is at risk for leaking after that. <text:s/></text:span><text:span text:style-name="T20">H4 is a minimum computation hash that results in passing the DieHarder tests. <text:s/>Note that passing the DieHarder tests is not an impor</text:span><text:span text:style-name="T21">t</text:span><text:span text:style-name="T20">ant goal for the hashing function. <text:s/>All that is required is that the hashing function not lose </text:span><text:span text:style-name="T22">significant </text:span><text:span text:style-name="T20">password entropy while iterating many times, </text:span><text:span text:style-name="T22">and that it be non-linear enough to force an attacker to actually compute it to determine the result</text:span><text:span text:style-name="T20">. <text:s/>The DieHarder tests are good for checking for entropy loss.</text:span></text:p>
      <text:h text:style-name="P87" text:outline-level="3">Run Faster with “Pages”</text:h>
      <text:p text:style-name="P22">The modulo operator is a speed killer. <text:s/><text:span text:style-name="T25">W</text:span>orse, however, is the cache-miss penalty which with almost every iteration of the loop will cost between 12 an 40 nanoseconds. <text:s/><text:span text:style-name="T25">Any PHC entry which does not take cache miss penalties into account will not be able to fill even 1/4th as much memory as some of it's competitors</text:span>. <text:s/>We get a cache miss because we read from a random location every iteration through the loop. <text:s/>The solution is to read contiguous regions of memory, which in NoelKDF are called “pages”, <text:span text:style-name="T26">but which probably should be called “blocks”.</text:span> <text:s/>By default, 16KB is read, which is half the size of a typical ARM L1 cache, but the page size is adjustable. <text:s/>This enhancement makes NoelKDF run several times faster.</text:p>
      <text:p text:style-name="P22"><text:soft-page-break/><draw:frame draw:style-name="fr3" draw:name="Frame5" text:anchor-type="as-char" svg:y="-0.8898in" svg:width="5.902in" draw:z-index="3"><draw:text-box fo:min-height="2.4327in"><text:p text:style-name="Caption">Algorithm <text:span text:style-name="T25">3</text:span>:</text:p><text:p text:style-name="P49">function <text:span text:style-name="T26">h</text:span>ashPage(toPage, prevPag<text:span text:style-name="T30">e</text:span>, fromPage, <text:span text:style-name="T25">pageLength</text:span>):</text:p><text:p text:style-name="P41"><text:span text:style-name="T10"><text:s text:c="4"/>for(</text:span><text:span text:style-name="T21">i = 0; i &lt; pageLength; i++</text:span><text:span text:style-name="T10">)</text:span></text:p><text:p text:style-name="P41"><text:span text:style-name="T10"><text:s text:c="8"/></text:span><text:span text:style-name="T26">v[</text:span><text:span text:style-name="T30">toPage++] = H4(v[prevPage], v[fromPage</text:span><text:span text:style-name="T31">], v[prevPage+1], v[fromPage+1])</text:span></text:p><text:p text:style-name="P41"><text:span text:style-name="T31"><text:s text:c="8"/></text:span><text:span text:style-name="T32">prevPage++</text:span></text:p><text:p text:style-name="P51"><text:s text:c="8"/>fromPage++</text:p><text:p text:style-name="P55"/><text:p text:style-name="P52">function hashMem(x, m, pageLength, keySize):</text:p><text:p text:style-name="P42"><text:span text:style-name="T10"><text:s text:c="4"/>v</text:span><text:span text:style-name="T32">[pageLength</text:span><text:span text:style-name="T33">-1..0</text:span><text:span text:style-name="T32">]</text:span><text:span text:style-name="T10"> = </text:span><text:span text:style-name="T20">PBKDF2_</text:span><text:span text:style-name="T15">SHA-256(x, </text:span><text:span text:style-name="T20">salt, </text:span><text:span text:style-name="T32">pageLength</text:span><text:span text:style-name="T15">)</text:span></text:p><text:p text:style-name="P47"><text:s text:c="4"/>clear(x)</text:p><text:p text:style-name="P47"><text:s text:c="4"/><text:span text:style-name="T42">toPage = pageLength</text:span></text:p><text:p text:style-name="P47"><text:s text:c="4"/><text:span text:style-name="T32">for(i = 0; i &lt; m/pageLength; i++)</text:span></text:p><text:p text:style-name="P52"><text:s text:c="8"/>fromPage = pageLength*(H1(i) % (m/pageLength))</text:p><text:p text:style-name="P52"><text:s text:c="8"/>hashPage(toPage, prevPage, fromPage, pageLength)</text:p><text:p text:style-name="P52"><text:s text:c="8"/>prevPage = toPage</text:p><text:p text:style-name="P52"><text:s text:c="8"/>toPage += pageLength</text:p><text:p text:style-name="P40"><text:span text:style-name="T32"><text:s text:c="4"/>return</text:span><text:span text:style-name="T10"> </text:span><text:span text:style-name="T20">PBKDF2_SHA-256(</text:span><text:span text:style-name="T10">v</text:span><text:span text:style-name="T33">[</text:span><text:span text:style-name="T32">m-</text:span><text:span text:style-name="T33">1..m-</text:span><text:span text:style-name="T32">pageLength</text:span><text:span text:style-name="T33">]</text:span><text:span text:style-name="T10">, </text:span><text:span text:style-name="T20">salt, </text:span><text:span text:style-name="T32">keySize</text:span><text:span text:style-name="T20">)</text:span></text:p><text:p text:style-name="P28"/></draw:text-box></draw:frame></text:p>
      <text:p text:style-name="P23"><text:span text:style-name="T34">This algorithm is closer to what NoelKDF actually does. <text:s/>It ran </text:span><text:span text:style-name="T35">much</text:span><text:span text:style-name="T34"> faster than I expected, and I could not explain the speed increase simply from the reduced cache misses. <text:s/>What happ</text:span><text:span text:style-name="T65">en</text:span><text:span text:style-name="T34">ed is that hashPage is 100% parallelizable, and my quad-core i7 is running 16 instructions in parallel! <text:s/>I was a happy camper in terms of speed, but Alexander pointed out that I've lost </text:span><text:span text:style-name="T50">some protection against GPU attacks</text:span><text:span text:style-name="T34">. <text:s/>I addressed that next.</text:span></text:p>
      <text:h text:style-name="P88" text:outline-level="3">Adjustable Parallelism</text:h>
      <text:p text:style-name="P29">NoelKDF stumbled upon the amazing work Intel has done automatically executing up to 16 instructions in parallel. <text:s/>However, another kind of parallelism is multi-threading. <text:s/>Originally I had thought that the resulting hash should not depend on the user's choice of parallelism. <text:s/>This is wrong! <text:s/>A user who chooses no parallelism needs to be protected from an attacker who wants to run 8 threads, so the resulting hash needs to be different.</text:p>
      <text:p text:style-name="P29">The multi-threading parallelism is simple. <text:s/>NoelKDF simply divides memory into numThread sections, and runs a thread to compute a smaller hash on each. <text:s/>The intermediate derived key is used to compute a different “thread key” for each thread, which is then used by each thread as the x parameter. <text:s/>At the end, the results of each thread are hashed into the derived key with PBKDF2_SHA256.</text:p>
      <text:p text:style-name="P29">Adjusting the instruction level parallelism required a modification to hashPage:</text:p>
      <text:p text:style-name="P29"><text:soft-page-break/><draw:frame draw:style-name="fr4" draw:name="Frame6" text:anchor-type="as-char" svg:y="0.1807in" svg:width="6.5764in" draw:z-index="5"><draw:text-box fo:min-height="2.778in"><text:p text:style-name="P58">Algorithm <text:span text:style-name="T36">4</text:span>:</text:p><text:p text:style-name="P50">function <text:span text:style-name="T26">h</text:span>ashPage(toPage, prevPag<text:span text:style-name="T30">e</text:span>, fromPage, <text:span text:style-name="T25">pageLength, </text:span><text:span text:style-name="T36">parallelism</text:span>):</text:p><text:p text:style-name="P43"><text:span text:style-name="T10"><text:s text:c="4"/></text:span><text:span text:style-name="T36">hash = 0</text:span></text:p><text:p text:style-name="P43"><text:span text:style-name="T10"><text:s text:c="4"/>for(</text:span><text:span text:style-name="T21">i = 0; i &lt; pageLength; </text:span><text:span text:style-name="T37">i</text:span><text:span text:style-name="T21"> </text:span><text:span text:style-name="T37">+= parallelism</text:span><text:span text:style-name="T10">)</text:span></text:p><text:p text:style-name="P43"><text:span text:style-name="T10"><text:s text:c="8"/></text:span><text:span text:style-name="T37">hash += H1(v[fromPage])</text:span></text:p><text:p text:style-name="P44"><text:span text:style-name="T10"><text:s text:c="8"/></text:span><text:span text:style-name="T26">v[</text:span><text:span text:style-name="T30">toPage++] = H4(v[prevPage], v[fromPage</text:span><text:span text:style-name="T31">], v[prevPage+1], v[fromPage+1]) </text:span><text:span text:style-name="T37">+ hash</text:span></text:p><text:p text:style-name="P44"><text:span text:style-name="T31"><text:s text:c="8"/></text:span><text:span text:style-name="T32">prevPage++</text:span></text:p><text:p text:style-name="P53"><text:s text:c="8"/>fromPage++</text:p><text:p text:style-name="P44"><text:span text:style-name="T32"><text:s text:c="8"/></text:span><text:span text:style-name="T37">for(j = </text:span><text:span text:style-name="T38">1</text:span><text:span text:style-name="T37">; </text:span><text:span text:style-name="T38">j &lt; parallelism; j++)</text:span></text:p><text:p text:style-name="P44"><text:span text:style-name="T10"><text:s text:c="12"/></text:span><text:span text:style-name="T26">v[</text:span><text:span text:style-name="T30">toPage++] = H4(v[prevPage], v[fromPage</text:span><text:span text:style-name="T31">], v[prevPage+1], v[fromPage+1])</text:span></text:p><text:p text:style-name="P43"><text:span text:style-name="T31"><text:s text:c="12"/></text:span><text:span text:style-name="T32">prevPage++</text:span></text:p><text:p text:style-name="P54"><text:s text:c="12"/>fromPage++</text:p><text:p text:style-name="P48"/></draw:text-box></draw:frame></text:p>
      <text:p text:style-name="P30">Algorithm 4 replaces the hashPage function with one with tunable parallelism. <text:s/>The “hash” variable has been added, which gets updated once per outer loop, and which gets added to the first toPage address per iteration. <text:s/>These outer loop calculations have to be done serially, while the inner loop calculations can all be done in parallel. <text:s/>If parallelism is 1, all calculations are done serially. <text:s/>On the development machine, a 2GB hash with 1 thread and parallelism set to 1 takes <text:span text:style-name="T50">0.96</text:span> seconds, <text:span text:style-name="T51">which is about 7X faster than scrypt</text:span>. <text:s/>With parallelism set to 64, it takes .<text:span text:style-name="T50">47</text:span> seconds. <text:s/>With threads set to <text:span text:style-name="T50">2</text:span> and parallelism set to 64, we can do the computation in as little as 0.<text:span text:style-name="T50">35</text:span> seconds.</text:p>
      <text:h text:style-name="P89" text:outline-level="3">GPU Support</text:h>
      <text:p text:style-name="P26"><text:span text:style-name="T39">A GPU attack on your password is only a threat if you don't have a high-end GPU </text:span><text:span text:style-name="T52">to protect it</text:span><text:span text:style-name="T39">. <text:s/>If your GPU has 8GB of GDDR5 memory and 200GB/s of bandwidth, you should consider using it to hash your password. <text:s/>A GPU based attacker wont get any significant advantage over your price per password guess. <text:s/>By setting the parallelism </text:span><text:span text:style-name="T40">parameter </text:span><text:span text:style-name="T39">equal to the minimum number of processors needed to max out your GDDR5 memory </text:span><text:span text:style-name="T52">bandwidth</text:span><text:span text:style-name="T39">, even an FPGA based attacker will find it hard to cost-reduce a password guesser</text:span><text:span text:style-name="T40">, because he</text:span><text:span text:style-name="T39"> will find himself limited by the memory bandwidth, just like you.</text:span></text:p>
      <text:p text:style-name="P31">Using your GPU for memory-hard KDF is an intended use of NoelKDF. <text:s/>FreeCoin/scrypt mining <text:span text:style-name="T52">makes good use of desktop</text:span> processor, <text:span text:style-name="T52">but</text:span> FreeCoin/NoelKDF mining <text:span text:style-name="T52">could make good use of</text:span> GPU<text:span text:style-name="T52">s without having to compete with</text:span> ASIC based mining. <text:s/>As for power consumption, the graphics card would only have to power up enough cores to hammer the GDDR5 memory, while the memory would run hot, reducing the power cost advantage of a custom ASIC. <text:s/>This argument applies against government scale password cracking as well.</text:p>
      <text:p text:style-name="P27"><text:span text:style-name="T40">GPUs can provide better password protection. <text:s/>Many </text:span><text:span text:style-name="T52">o</text:span><text:span text:style-name="T40">f our mobile devices have them, and CPUs in the future will have them integrated. <text:s/>It would be a shame not to plan </text:span><text:span text:style-name="T52">now </text:span><text:span text:style-name="T40">to take advantage of them </text:span><text:span text:style-name="T52">in the future</text:span><text:span text:style-name="T40">. <text:s/></text:span><text:span text:style-name="T41">A parallelism parameter </text:span><text:span text:style-name="T52">seems like</text:span><text:span text:style-name="T41"> the right way to enable users to protect against GPU attacks, and also the right way to take advantage of their GPUs </text:span><text:span text:style-name="T52">while protecting against FPGA and ASIC attacks.</text:span></text:p>
      <text:h text:style-name="P90" text:outline-level="3">Avoiding Cache Timing Attacks</text:h>
      <text:p text:style-name="P32">Credit for the idea for this enhancement goes to the Catena team. <text:s/>This is a major advance, likely the most significant enhancement in memory-hard KDFs since scrypt.</text:p>
      <text:p text:style-name="P32"><text:soft-page-break/>To keep an attacker who can log into your machine from gaining significant advantage in password guessing, we need to keep him from recording any cache-miss timing that is unique to your password.</text:p>
      <text:p text:style-name="P33"><text:span text:style-name="T41">The enhancement to NoelKDF to avoid timing attacks is straight forward. <text:s/></text:span><text:span text:style-name="T42">In fact, it was sneakily included in in Algorithm 3! <text:s/>In Algorithm 1, the next address, j, </text:span><text:span text:style-name="T43">is</text:span><text:span text:style-name="T42"> computed </text:span><text:span text:style-name="T43">with</text:span><text:span text:style-name="T42">:</text:span></text:p>
      <text:p text:style-name="P60"><text:s text:c="4"/>j = H(v[i]) % (i+1)</text:p>
      <text:p text:style-name="P34"><text:span text:style-name="T43">In Algorithm 3, the </text:span><text:span text:style-name="T44">random fromP</text:span><text:span text:style-name="T43">age address is computed with:</text:span></text:p>
      <text:p text:style-name="P61"><text:s text:c="4"/>fromPage = pageLength*(H1(i) % (m/pageLength))</text:p>
      <text:p text:style-name="P35"><text:span text:style-name="T44">Algorithm 1 relied on data in memory location v[i] to determine the random address, and v[i] depends on the password. <text:s/>Algorithm 3 changed to compute the random page address simply as the hash of the loop iteration variable. <text:s/></text:span><text:span text:style-name="T45">That is all that was required.</text:span></text:p>
      <text:h text:style-name="P91" text:outline-level="3">Improving memory access distribution</text:h>
      <text:p text:style-name="P36"><text:span text:style-name="T47">The last</text:span><text:span text:style-name="T45"> enhancement </text:span><text:span text:style-name="T47">made</text:span><text:span text:style-name="T45"> to NoelKDF that change</text:span><text:span text:style-name="T53">d</text:span><text:span text:style-name="T45"> its result </text:span><text:span text:style-name="T47">was also</text:span><text:span text:style-name="T45"> suggested by Alexander. <text:s/></text:span><text:span text:style-name="T47">H</text:span><text:span text:style-name="T45">e pointed out that a disproportionate number of edges in the random DAG point to low memory, and not many point to high memory, potentially enabling an attacker to drop high memory data once they are no longer needed. <text:s/>The impact of this problem is reduced by hashing two adjacent prior random locations with H4, rather than the original </text:span><text:span text:style-name="T48">one</text:span><text:span text:style-name="T45"> prior location, but I took Alexander's suggestion and replaced the random prior page calculation with this code:</text:span></text:p>
      <text:p text:style-name="P37"><text:span text:style-name="T45"><text:s text:c="4"/></text:span><text:span text:style-name="T46">fromPage = <text:s/>i - 1 - (H1(i) &amp; mask);</text:span></text:p>
      <text:p text:style-name="P62">Here, mask is the largest sequence of 1's that is smaller than i. <text:s/>Alexander states that this provides a more uniform distribution of edges. <text:s/>It also eliminated the modulo operation.</text:p>
      <text:h text:style-name="P92" text:outline-level="3">Other Features</text:h>
      <text:p text:style-name="P36"><text:span text:style-name="T45">NoelKDF </text:span><text:span text:style-name="T54">also </text:span><text:span text:style-name="T45">supports:</text:span></text:p>
      <text:list xml:id="list20377926" text:continue-numbering="true" text:style-name="L1">
        <text:list-item>
          <text:p text:style-name="P75"><text:span text:style-name="T4">C</text:span><text:span text:style-name="T3">lient independent update</text:span><text:span text:style-name="T4">s</text:span></text:p>
        </text:list-item>
        <text:list-item>
          <text:p text:style-name="P72">Server relief support</text:p>
        </text:list-item>
        <text:list-item>
          <text:p text:style-name="P75"><text:span text:style-name="T3">Friendly to crypto-systems need</text:span><text:span text:style-name="T9">ing</text:span><text:span text:style-name="T3"> </text:span><text:span text:style-name="T8">p</text:span><text:span text:style-name="T4">lausible deniability</text:span></text:p>
        </text:list-item>
        <text:list-item>
          <text:p text:style-name="P59"><text:span text:style-name="T4">S</text:span><text:span text:style-name="T3">electable initial rounds of hashing</text:span></text:p>
        </text:list-item>
      </text:list>
      <text:p text:style-name="P63">Client independent update just means that the later outer loops of hashing can be performed long after the password hash is stored in a database to make the hash stronger. <text:s/>The t_cost parameter causes the password to be hashed by the NoelKDF algorithm k times, and each time, the memory parameter is increased by 2X. <text:s/>If a password in a password file has “garlic” set to 2, the hash could be run through one more loop of NoelKDF with the old hash as the input password, and the output will be the same as if NoelKDF were run with “garlic” of 3. <text:s/>The next time the user logs in, his password will be hashed through NoelKDF t times, resulting in the expected strengthened hash value. <text:s/>This feature is cool enough that I feel it belongs in the winner of the PHC competition.</text:p>
      <text:p text:style-name="P36"><text:span text:style-name="T45">Server Relief just means that the hashing algorithm can be split between client and server. <text:s/>Catena defines a framework for this, while NoelKDF only provides a memory hard KDF that could be used </text:span><text:span text:style-name="T54">in such a framework</text:span><text:span text:style-name="T45">. <text:s/></text:span><text:span text:style-name="T54">M</text:span><text:span text:style-name="T45">emory-hard KDFs should not be allowed to DDoS servers, and in some cases clients will have to carry the compute load of memory-hard KDF. <text:s/>Even Javascript runs pretty fast now days, and a useful native Javascript version of NoelKDF should be developed if it is to be used long term. <text:s/>An advantage of NoelKDF for Server Relief is its simplicity. <text:s/>Porting NoelKDF to many different languages and environments will not be as hard as porting other algorithms. <text:s/></text:span><text:span text:style-name="T54">None of it's </text:span><text:soft-page-break/><text:span text:style-name="T54">unsigned operations have difficulty being computed with Java's signed integer math.</text:span></text:p>
      <text:p text:style-name="P38"><text:span text:style-name="T55">Plausible </text:span><text:span text:style-name="T4">deniability</text:span><text:span text:style-name="T55"> is another intended use case for NoelKDF. <text:s/>TrueCrypt has only random parameters in it's file headers, so that a user can claim it is not an encrypted volume, but just random data. <text:s/>This may not be a very interesting case, but TrueCrypt also supports hidden volumes within a volume, which is only possible with random parameters. <text:s/>Salt works, but a memory size parameter could easily be guessed, giving an attacker a good idea of whether or not there is a hidden volume inside a TrueCrypt volume. <text:s/>Instead, NoelKDF in this case should take a random looking “stop” parameter. <text:s/>While filling memory, we would look for this parameter, and when we see it, we know we're done with the KDF. <text:s/>This runs almost 2X faster than simply doubling memory and re-runing a KDF until we find the correct size.</text:span></text:p>
      <text:p text:style-name="P38"><text:span text:style-name="T55">Finally, the number of initial </text:span><text:span text:style-name="T56">PBKDF2_</text:span><text:span text:style-name="T55">SHA256 rounds used to derive the intermediate key is user configurable. </text:span><text:span text:style-name="T56">A heavily loaded server may prefer just one round, while a user running a 1 second long KDF would probably prefer 4096 or more. <text:s/>These initial rounds help hide the password from attackers who gain access to memory hash data, through swapping, hibernation, or otherwise.</text:span></text:p>
      <text:h text:style-name="P82" text:outline-level="2">No Hidden Weaknesses</text:h>
      <text:p text:style-name="P10"><text:span text:style-name="T7">I, Bill Cox, </text:span><text:span text:style-name="T8">the author of NoelKDF, </text:span><text:span text:style-name="T7">assert that </text:span><text:span text:style-name="T3">NoelKDF has</text:span> no deliberately hidden weakness <text:span text:style-name="T3">such as back doors, and </text:span><text:span text:style-name="T7">I</text:span><text:span text:style-name="T3"> know of no weaknesses </text:span><text:span text:style-name="T7">other than those discussed in this document</text:span><text:span text:style-name="T3">. <text:s/>Constants used in the code come from glibc's rand() function. <text:s/></text:span><text:span text:style-name="T7">An advantage of NoelKDF is that a simple analysis can verify the absence of </text:span><text:span text:style-name="T55">diliberate weaknesses</text:span><text:span text:style-name="T7">.</text:span></text:p>
      <text:h text:style-name="P80" text:outline-level="1">Initial Security Analysis</text:h>
      <text:p text:style-name="P66"><text:span text:style-name="T58">This is currently my initial not well filled out outline of what I believe will become a decent proof of security for NeolKDF. <text:s/>Feedback welcome!</text:span></text:p>
      <text:p text:style-name="P64">The DAG graphs representing computations in NoelKDF include sub-graphs similar to, but not isomorphic to Catena-3 graphs. <text:s/>Breaking NoelKDF memory into 4 equal sections, we see each section points to the previous one with at least 1/4th of their edges. <text:s/>This creates a Catena-3-like sub-graph that has random edges from each row to the previous rather than bit reversal order. <text:s/>To the extent that random edges work as well, in the proof of security, we can say NoelKDF is as secure as a Catena-3 graph with ¼ of the nodes. <text:s/>At the same time, 3/4ths of the edges are not included in this analysis, and they certainly increase security beyond this lower bound. <text:s/><text:span text:style-name="T58">Since NoelKDF is likely to run multiple times faster than Catena-3, and will typically fill that much more memory, NoelKDF may be more secure just on that basis.</text:span></text:p>
      <text:p text:style-name="P65"><text:span text:style-name="T57">Before introducing fixed memory addressing, security in NoelKDF was more easily analyzed. <text:s/>An attacker atempting to use only ¼ of the memory would find that the next unpredictable random access had a 3/4th chance of needing to be recomputed, and if one has to be recomputed, there is at least a ¾ chance that the following value will have to be recomputed as well, and similarly the previous location, and the 2 locations that any of those missing nodes point to. <text:s/>The average size of the DAG of values needing recomputation is proportional to the size of the whole DAG, leading to an O(m^2) runtime while saving an attacker only 3/4ths of the memory. <text:s/>If an attacker tries to go for even less memory, he runs into the problem that he cannot even represent the state of the sub-graphs he has to recompute, and so he has to pay he O((m/c)^2) again, for m a small constant c. <text:s/>These computations cascade deeper the more memory that is used, meaning that we gain security against TMTO with increasing memory.</text:span></text:p>
      <text:p text:style-name="P65"><text:span text:style-name="T57">With the ability to predict the memory locations that will be accessed, since it is independent of the password, an attacker is able to drop memory once he knows it will no longer be accessed. <text:s/>A map of </text:span><text:soft-page-break/><text:span text:style-name="T57">these locations could be precomputed ahead of time. <text:s/>However, this saves less than half of the memory, and with the random distribution pattern, it is unlikely to be of any benefit, since it is difficult to reclaim randomly distributed memory locations for reuse. <text:s/></text:span><text:span text:style-name="T58">With the Catina-3(m/4) lower bound, there can be no catastrophic attack of this type, and the remaining theoretical work is to improve over this lower bound.</text:span></text:p>
      <text:p text:style-name="P67">NoelKDF should be suitable for very low memory and speed embedded applications, all the way up to protecting keys with the fastest GPU cards. <text:s/>It's ability to switch to pure PBKDF2_SHA256 makes it suitable anywhere that algorithm is found, and in most cases, it's a nice upgrade. <text:s/>It's configurable parallelism makes it suitable for single-core processors all the way up to graphics cards. <text:s/>It's small implementation makes it suitable for memory space limited embedded applications, and it works well on systems with many gigabytes available for hashing.</text:p>
      <text:p text:style-name="P3">Discussion of the security claims and usage constraints of the proposed algorithm: For which usage scenarios do the designers claim their algorithm secure, and when should it not be used?</text:p>
      <text:p text:style-name="P3">Discussion of the security of the algorithm, and its dependence on the security of cryptographic primitives used by the algorithm.</text:p>
      <text:h text:style-name="P84" text:outline-level="2">Efficiency Analysis</text:h>
      <text:p text:style-name="P68"><text:span text:style-name="T59">NoelKDF not only has the best measured runtimes so far, but it has the most efficient computation </text:span><text:span text:style-name="T60">structure</text:span><text:span text:style-name="T59">. <text:s/></text:span><text:span text:style-name="T61">Even though it is meant to be SIMD friendly, an SSE version has not yet been built, but it runs faster than SSE optimized KDFs by 2X or more. <text:s/></text:span><text:span text:style-name="T59">Like Scrypt, </text:span><text:span text:style-name="T61">NoelKDF performs </text:span><text:span text:style-name="T59">one read and write to </text:span><text:span text:style-name="T61">each</text:span><text:span text:style-name="T59"> memory location </text:span><text:span text:style-name="T61">on average</text:span><text:span text:style-name="T59">, but NoelKDF does only one hash per memory location, while scrypt does two. <text:s/>NoelKDF can run in pure serial mode, or it can have multiple threads and multiple inner loop executions that execute in parallel </text:span><text:span text:style-name="T62">either by out-of-order instruction execution or SIMD</text:span><text:span text:style-name="T59">. <text:s/>This flexibility lets it match the machine it's running on, </text:span><text:span text:style-name="T60">both in terms of available CPU cores, as well as available SIMD capabilities. <text:s/>It runs well on single-core processors with no SIMD capability, and protects against GPU attacks in that case. <text:s/>It also runs well on </text:span><text:span text:style-name="T62">multi-core CPUs with some SSE capability, and still protects against </text:span><text:span text:style-name="T60">GPUs. <text:s/></text:span><text:span text:style-name="T62">When running on GPUs, it</text:span><text:span text:style-name="T60"> protects against ASIC attacks.</text:span></text:p>
      <text:h text:style-name="Heading_20_2" text:outline-level="2">Intellectual Property Statement</text:h>
      <text:p text:style-name="P6"><text:span text:style-name="T5">I, Bill Cox, as the NoelKDF author, place noelkdf-ref.c,</text:span><text:span text:style-name="T62"> the algorithm it contains, </text:span><text:span text:style-name="T5">and all other files </text:span><text:span text:style-name="T62">and intelectual property associated</text:span><text:span text:style-name="T5"> with this project into the public domain. <text:s/>I will file no patents on any </text:span><text:span text:style-name="T6">idea used</text:span><text:span text:style-name="T5"> in this project. <text:s/></text:span><text:span text:style-name="T7">NoelKDF includes</text:span><text:span text:style-name="T5"> sha.c and sha.h which I copied from the </text:span><text:span text:style-name="T6">scr</text:span><text:span text:style-name="T7">y</text:span><text:span text:style-name="T6">pt source code, and which is released under a BSD license.</text:span></text:p>
      <text:p text:style-name="P6"><text:span text:style-name="T6">NoelKDF</text:span> is and will remain available worldwide on a royalty free basis, and <text:span text:style-name="T6">I am</text:span> unaware of any patent o<text:span text:style-name="T6">r</text:span> patent application that covers the use or implementation of the <text:span text:style-name="T62">NoelKDF</text:span> algorithm. </text:p>
      <text:h text:style-name="Heading_20_2" text:outline-level="2">Credits</text:h>
      <text:p text:style-name="P5"><text:span text:style-name="T4">Alexander, aka Solar Designer, is </text:span><text:span text:style-name="T7">the author </text:span><text:span text:style-name="T62">(an author?)</text:span><text:span text:style-name="T7"> of</text:span><text:span text:style-name="T4"> escript. <text:s/>He has been extremely helpful. <text:s/></text:span><text:span text:style-name="T62">Two</text:span><text:span text:style-name="T4"> ideas he suggested are included in NeolKDF: the parallelism parameter to limit parallelism on purpose, the power-of-two sliding window for picking random memory locations. <text:s/>He also advised on how to take best advantage of modern CPU memory architectures and SIMD capabilities.</text:span></text:p>
      <text:p text:style-name="P5"><text:span text:style-name="T4">Christian Forler, an inventor of Catena, showed how to avoiding timing attacks through fixed addressing access pattern, and how to prove it works through </text:span><text:span text:style-name="T7">a </text:span><text:span text:style-name="T4">pebble proof. <text:s/>NoelKDF </text:span><text:span text:style-name="T7">borrows the concept of </text:span><text:span text:style-name="T4">doubling memory and not just time with t_cost for improved client independent updates. <text:s/>Catena also helped make the concept of server relief mainstream, which was a goal of NoelKDF from </text:span><text:soft-page-break/><text:span text:style-name="T4">the start.</text:span></text:p>
      <text:p text:style-name="P9">Scrypt is the basis for NoelKDF. <text:s/>Scrypt is an outstanding advance in KDFs, and many ideas have been carried o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03T18:44:35.15</meta:creation-date>
    <dc:date>2014-01-08T00:22:28.51</dc:date>
    <meta:editing-duration>PT14H31M39S</meta:editing-duration>
    <meta:editing-cycles>53</meta:editing-cycles>
    <meta:generator>LibreOffice/4.0.2.2$Windows_x86 LibreOffice_project/4c82dcdd6efcd48b1d8bba66bfe1989deee49c3</meta:generator>
    <meta:document-statistic meta:table-count="0" meta:image-count="0" meta:object-count="0" meta:page-count="10" meta:paragraph-count="139" meta:word-count="3547" meta:character-count="21584" meta:non-whitespace-character-count="17866"/>
  </office:meta>
</office:document-meta>
</file>